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2.499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707cm" fo:break-before="auto" style:use-optimal-row-height="true"/>
    </style:style>
    <style:style style:name="ro7" style:family="table-row">
      <style:table-row-properties style:row-height="1.263cm" fo:break-before="auto" style:use-optimal-row-height="true"/>
    </style:style>
    <style:style style:name="ro8" style:family="table-row">
      <style:table-row-properties style:row-height="1.473cm" fo:break-before="auto" style:use-optimal-row-height="true"/>
    </style:style>
    <style:style style:name="ro9" style:family="table-row">
      <style:table-row-properties style:row-height="2.08cm" fo:break-before="auto" style:use-optimal-row-height="true"/>
    </style:style>
    <style:style style:name="ro10" style:family="table-row">
      <style:table-row-properties style:row-height="1.868cm" fo:break-before="auto" style:use-optimal-row-height="true"/>
    </style:style>
    <style:style style:name="ro11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3.316cm" fo:break-before="auto" style:use-optimal-row-height="true"/>
    </style:style>
    <style:style style:name="ro13" style:family="table-row">
      <style:table-row-properties style:row-height="3.106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1.21cm" fo:break-before="auto" style:use-optimal-row-height="true"/>
    </style:style>
    <style:style style:name="ro16" style:family="table-row">
      <style:table-row-properties style:row-height="2.184cm" fo:break-before="auto" style:use-optimal-row-height="true"/>
    </style:style>
    <style:style style:name="ro17" style:family="table-row">
      <style:table-row-properties style:row-height="0.877cm" fo:break-before="auto" style:use-optimal-row-height="true"/>
    </style:style>
    <style:style style:name="ro18" style:family="table-row">
      <style:table-row-properties style:row-height="3.605cm" fo:break-before="auto" style:use-optimal-row-height="true"/>
    </style:style>
    <style:style style:name="ro19" style:family="table-row">
      <style:table-row-properties style:row-height="3.685cm" fo:break-before="auto" style:use-optimal-row-height="true"/>
    </style:style>
    <style:style style:name="ro20" style:family="table-row">
      <style:table-row-properties style:row-height="1.579cm" fo:break-before="auto" style:use-optimal-row-height="true"/>
    </style:style>
    <style:style style:name="ro21" style:family="table-row">
      <style:table-row-properties style:row-height="3.08cm" fo:break-before="auto" style:use-optimal-row-height="true"/>
    </style:style>
    <style:style style:name="ro22" style:family="table-row">
      <style:table-row-properties style:row-height="4.316cm" fo:break-before="auto" style:use-optimal-row-height="true"/>
    </style:style>
    <style:style style:name="ro23" style:family="table-row">
      <style:table-row-properties style:row-height="1.605cm" fo:break-before="auto" style:use-optimal-row-height="true"/>
    </style:style>
    <style:style style:name="ro24" style:family="table-row">
      <style:table-row-properties style:row-height="4.106cm" fo:break-before="auto" style:use-optimal-row-height="true"/>
    </style:style>
    <style:style style:name="ro25" style:family="table-row">
      <style:table-row-properties style:row-height="2.8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7)">
            <text:p>(7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">
            <text:p>3</text:p>
          </table:table-cell>
          <table:table-cell table:style-name="ce3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2.98">
            <text:p>0824 <text:s/>12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">
            <text:p>4</text:p>
          </table:table-cell>
          <table:table-cell table:style-name="ce3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2.98">
            <text:p>0824 <text:s/>122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">
            <text:p>5</text:p>
          </table:table-cell>
          <table:table-cell table:style-name="ce3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2.98">
            <text:p>0824 <text:s/>12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">
            <text:p>6</text:p>
          </table:table-cell>
          <table:table-cell table:style-name="ce3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often. how often? / go. do you go? you. / I go. I go to the shop. I go to the shop often.</text:p>
          </table:table-cell>
          <table:table-cell table:style-name="ce11"/>
          <table:table-cell table:style-name="ce12" office:value-type="string">
            <text:p>go out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2.98">
            <text:p>0824 <text:s/>122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7">
            <text:p>7</text:p>
          </table:table-cell>
          <table:table-cell table:style-name="ce3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you. you go / I go / they go / he goes</text:p>
          </table:table-cell>
          <table:table-cell table:style-name="ce11"/>
          <table:table-cell table:style-name="ce12" office:value-type="string">
            <text:p>go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2.98">
            <text:p>0824 <text:s/>12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I drink / water / I drink water / you drink water / they drink water / he drinks water</text:p>
          </table:table-cell>
          <table:table-cell table:style-name="ce11"/>
          <table:table-cell table:style-name="ce12" office:value-type="string">
            <text:p>drin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2.98">
            <text:p>0824 <text:s/>122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">
            <text:p>9</text:p>
          </table:table-cell>
          <table:table-cell table:style-name="ce3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this / that / what? / who? / what is this? / what is that?</text:p>
          </table:table-cell>
          <table:table-cell table:style-name="ce11"/>
          <table:table-cell table:style-name="ce12" office:value-type="string">
            <text:p>as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2.99">
            <text:p>0824 <text:s/>122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0">
            <text:p>10</text:p>
          </table:table-cell>
          <table:table-cell table:style-name="ce3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2.99">
            <text:p>0824 <text:s/>122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">
            <text:p>11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2.99">
            <text:p>0824 <text:s/>12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">
            <text:p>12</text:p>
          </table:table-cell>
          <table:table-cell table:style-name="ce3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2.99">
            <text:p>0824 <text:s/>1227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">
            <text:p>0824 <text:s/>12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4">
            <text:p>14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">
            <text:p>0824 <text:s/>12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5">
            <text:p>15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">
            <text:p>0824 <text:s/>122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6">
            <text:p>16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">
            <text:p>0824 <text:s/>12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7">
            <text:p>17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">
            <text:p>0824 <text:s/>122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8">
            <text:p>18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">
            <text:p>0824 <text:s/>122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9">
            <text:p>19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01">
            <text:p>0824 <text:s/>122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0">
            <text:p>20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01">
            <text:p>0824 <text:s/>122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1">
            <text:p>21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01">
            <text:p>0824 <text:s/>12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01">
            <text:p>0824 <text:s/>12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01">
            <text:p>0824 <text:s/>122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4">
            <text:p>24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01">
            <text:p>0824 <text:s/>12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01">
            <text:p>0824 <text:s/>12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6">
            <text:p>26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01">
            <text:p>0824 <text:s/>122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7">
            <text:p>27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01">
            <text:p>0824 <text:s/>12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8">
            <text:p>28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02">
            <text:p>0824 <text:s/>1227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29">
            <text:p>29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02">
            <text:p>0824 <text:s/>12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02">
            <text:p>0824 <text:s/>122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1">
            <text:p>31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02">
            <text:p>0824 <text:s/>1227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32">
            <text:p>32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02">
            <text:p>0824 <text:s/>122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3">
            <text:p>33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02">
            <text:p>0824 <text:s/>12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4">
            <text:p>34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03">
            <text:p>0824 <text:s/>12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5">
            <text:p>35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03">
            <text:p>0824 <text:s/>122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6">
            <text:p>36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03">
            <text:p>0824 <text:s/>122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7">
            <text:p>37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03">
            <text:p>0824 <text:s/>122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8">
            <text:p>38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03">
            <text:p>0824 <text:s/>1227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39">
            <text:p>39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04">
            <text:p>0824 <text:s/>122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04">
            <text:p>0824 <text:s/>122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1">
            <text:p>41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04">
            <text:p>0824 <text:s/>12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04">
            <text:p>0824 <text:s/>12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3">
            <text:p>43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04">
            <text:p>0824 <text:s/>12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4">
            <text:p>44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04">
            <text:p>0824 <text:s/>12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5">
            <text:p>45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04">
            <text:p>0824 <text:s/>122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6">
            <text:p>46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04">
            <text:p>0824 <text:s/>1227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47">
            <text:p>47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05">
            <text:p>0824 <text:s/>1227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48">
            <text:p>48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05">
            <text:p>0824 <text:s/>1227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49">
            <text:p>49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05">
            <text:p>0824 <text:s/>1227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0">
            <text:p>50</text:p>
          </table:table-cell>
          <table:table-cell table:style-name="ce3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06">
            <text:p>0824 <text:s/>1227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1">
            <text:p>51</text:p>
          </table:table-cell>
          <table:table-cell table:style-name="ce3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06">
            <text:p>0824 <text:s/>1227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52">
            <text:p>52</text:p>
          </table:table-cell>
          <table:table-cell table:style-name="ce3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06">
            <text:p>0824 <text:s/>1227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53">
            <text:p>53</text:p>
          </table:table-cell>
          <table:table-cell table:style-name="ce3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07">
            <text:p>0824 <text:s/>1227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4">
            <text:p>54</text:p>
          </table:table-cell>
          <table:table-cell table:style-name="ce3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07">
            <text:p>0824 <text:s/>1227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55">
            <text:p>55</text:p>
          </table:table-cell>
          <table:table-cell table:style-name="ce3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07">
            <text:p>0824 <text:s/>1227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6">
            <text:p>56</text:p>
          </table:table-cell>
          <table:table-cell table:style-name="ce3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08">
            <text:p>0824 <text:s/>1227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57">
            <text:p>57</text:p>
          </table:table-cell>
          <table:table-cell table:style-name="ce3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08">
            <text:p>0824 <text:s/>12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8">
            <text:p>58</text:p>
          </table:table-cell>
          <table:table-cell table:style-name="ce3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08">
            <text:p>0824 <text:s/>1227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59">
            <text:p>59</text:p>
          </table:table-cell>
          <table:table-cell table:style-name="ce3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09">
            <text:p>0824 <text:s/>1227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60">
            <text:p>60</text:p>
          </table:table-cell>
          <table:table-cell table:style-name="ce3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09">
            <text:p>0824 <text:s/>12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1">
            <text:p>61</text:p>
          </table:table-cell>
          <table:table-cell table:style-name="ce3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呼吸。苦しい。感じる。 / 呼吸が苦しい。 / 胸。痛い。胸が痛い。 / 腹。腹が痛い。</text:p>
          </table:table-cell>
          <table:table-cell table:style-name="ce11"/>
          <table:table-cell table:style-name="ce12" office:value-type="string">
            <text:p>medical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09">
            <text:p>0824 <text:s/>12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">
            <text:p>0824 <text:s/>1227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63">
            <text:p>63</text:p>
          </table:table-cell>
          <table:table-cell table:style-name="ce3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11"/>
          <table:table-cell table:style-name="ce12" office:value-type="string">
            <text:p>シャベ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">
            <text:p>0824 <text:s/>1227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4">
            <text:p>64</text:p>
          </table:table-cell>
          <table:table-cell table:style-name="ce3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10" office:value-type="string">
            <text:p>氷。冷やす。冷たい。水で冷やす。 / 置く。首。首に置く。首に氷を置く。</text:p>
          </table:table-cell>
          <table:table-cell table:style-name="ce11"/>
          <table:table-cell table:style-name="ce12" office:value-type="string">
            <text:p>冷やす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">
            <text:p>0824 <text:s/>1227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5">
            <text:p>65</text:p>
          </table:table-cell>
          <table:table-cell table:style-name="ce3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10" office:value-type="string">
            <text:p>気温。高い。今日は、気温が高いです。/ 飲む。飲み物。食べる。食べ物。</text:p>
          </table:table-cell>
          <table:table-cell table:style-name="ce11"/>
          <table:table-cell table:style-name="ce12" office:value-type="string">
            <text:p>気温；飲む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1">
            <text:p>0824 <text:s/>122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6">
            <text:p>66</text:p>
          </table:table-cell>
          <table:table-cell table:style-name="ce3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10" office:value-type="string">
            <text:p>hot / temperature / high, low / temperature is high / I want / I need / temperature is low / I want the temperature to be low.</text:p>
          </table:table-cell>
          <table:table-cell table:style-name="ce11"/>
          <table:table-cell table:style-name="ce12" office:value-type="string">
            <text:p>気温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1">
            <text:p>0824 <text:s/>1227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1">
            <text:p>0824 <text:s/>1227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1">
            <text:p>0824 <text:s/>1227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1">
            <text:p>0824 <text:s/>1227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1">
            <text:p>0824 <text:s/>12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71">
            <text:p>71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1">
            <text:p>0824 <text:s/>12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72">
            <text:p>72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1">
            <text:p>0824 <text:s/>12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73">
            <text:p>73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1">
            <text:p>0824 <text:s/>12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74">
            <text:p>74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2">
            <text:p>0824 <text:s/>12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75">
            <text:p>75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2">
            <text:p>0824 <text:s/>1227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76">
            <text:p>76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2">
            <text:p>0824 <text:s/>12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77">
            <text:p>77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2">
            <text:p>0824 <text:s/>12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78">
            <text:p>78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2">
            <text:p>0824 <text:s/>122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79">
            <text:p>79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2">
            <text:p>0824 <text:s/>12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0">
            <text:p>80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2">
            <text:p>0824 <text:s/>1227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81">
            <text:p>81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3">
            <text:p>0824 <text:s/>122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2">
            <text:p>82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3">
            <text:p>0824 <text:s/>1227</text:p>
          </table:table-cell>
          <table:table-cell table:number-columns-repeated="1011"/>
        </table:table-row>
        <table:table-row table:style-name="ro13">
          <table:table-cell table:style-name="ce3" table:formula="of:=ROW()" office:value-type="float" office:value="83">
            <text:p>83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3">
            <text:p>0824 <text:s/>122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84">
            <text:p>84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3">
            <text:p>0824 <text:s/>1227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85">
            <text:p>85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3">
            <text:p>0824 <text:s/>12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6">
            <text:p>86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3">
            <text:p>0824 <text:s/>1227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87">
            <text:p>87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4">
            <text:p>0824 <text:s/>122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8">
            <text:p>88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4">
            <text:p>0824 <text:s/>122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9">
            <text:p>89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4">
            <text:p>0824 <text:s/>122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0">
            <text:p>90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4">
            <text:p>0824 <text:s/>122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1">
            <text:p>91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4">
            <text:p>0824 <text:s/>122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2">
            <text:p>92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4">
            <text:p>0824 <text:s/>122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3">
            <text:p>93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4">
            <text:p>0824 <text:s/>1227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94">
            <text:p>94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4">
            <text:p>0824 <text:s/>12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95">
            <text:p>95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4">
            <text:p>0824 <text:s/>122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6">
            <text:p>96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5">
            <text:p>0824 <text:s/>122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7">
            <text:p>97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5">
            <text:p>0824 <text:s/>122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8">
            <text:p>98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5">
            <text:p>0824 <text:s/>12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99">
            <text:p>99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5">
            <text:p>0824 <text:s/>122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0">
            <text:p>100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5">
            <text:p>0824 <text:s/>1227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101">
            <text:p>101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6">
            <text:p>0824 <text:s/>1227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102">
            <text:p>102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6">
            <text:p>0824 <text:s/>12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3">
            <text:p>103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6">
            <text:p>0824 <text:s/>122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4">
            <text:p>104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6">
            <text:p>0824 <text:s/>122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5">
            <text:p>105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6">
            <text:p>0824 <text:s/>122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6">
            <text:p>106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6">
            <text:p>0824 <text:s/>122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07">
            <text:p>107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6">
            <text:p>0824 <text:s/>1227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108">
            <text:p>108</text:p>
          </table:table-cell>
          <table:table-cell table:style-name="ce3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7">
            <text:p>0824 <text:s/>122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9">
            <text:p>109</text:p>
          </table:table-cell>
          <table:table-cell table:style-name="ce3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10" office:value-type="string">
            <text:p>here / there / I go / I go there / you go / you go ther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7">
            <text:p>0824 <text:s/>122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0">
            <text:p>110</text:p>
          </table:table-cell>
          <table:table-cell table:style-name="ce3" office:value-type="float" office:value="110">
            <text:p>110</text:p>
          </table:table-cell>
          <table:table-cell table:style-name="ce6"/>
          <table:table-cell table:style-name="ce9"/>
          <table:table-cell table:style-name="ce10" office:value-type="string">
            <text:p>help / I need / your help / I need your help</text:p>
          </table:table-cell>
          <table:table-cell table:style-name="ce11"/>
          <table:table-cell table:style-name="ce12" office:value-type="string">
            <text:p>help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7">
            <text:p>0824 <text:s/>122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1">
            <text:p>111</text:p>
          </table:table-cell>
          <table:table-cell table:style-name="ce3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10" office:value-type="string">
            <text:p>injury / pain / you have pain / you got injured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7">
            <text:p>0824 <text:s/>12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2">
            <text:p>11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7">
            <text:p>0824 <text:s/>12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3">
            <text:p>11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7">
            <text:p>0824 <text:s/>12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4">
            <text:p>11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7">
            <text:p>0824 <text:s/>122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5">
            <text:p>11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12:27:53.17">
            <text:p>0824 <text:s/>1227</text:p>
          </table:table-cell>
          <table:table-cell table:number-columns-repeated="1011"/>
        </table:table-row>
        <table:table-row table:style-name="ro14">
          <table:table-cell office:value-type="string">
            <text:p>*</text:p>
          </table:table-cell>
          <table:table-cell table:formula="of:=MAX([.B3:.B115])+1" office:value-type="float" office:value="112">
            <text:p>112</text:p>
          </table:table-cell>
          <table:table-cell table:style-name="ce7" table:formula="of:=NOW()" office:value-type="date" office:date-value="2021-08-24T12:27:53.17">
            <text:p>0824 <text:s/>1227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8-24T12:27:53.17">
            <text:p>2021/8/24 12:27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24T12:27:53.17">
            <text:p>0824 <text:s/>1227</text:p>
          </table:table-cell>
          <table:table-cell table:style-name="ce7" table:formula="of:=NOW()" office:value-type="date" office:date-value="2021-08-24T12:27:53.17">
            <text:p>0824 <text:s/>1227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8-24T12:27:53.17">
            <text:p>0824 <text:s/>1227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4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[.A#REF!:.A#REF!]);&quot;)&quot;)" office:value-type="float" office:value="0">
            <text:p>#REF!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2T10:02:52.09">
            <text:p>0822</text:p>
          </table:table-cell>
          <table:table-cell table:style-name="ce9" office:value-type="string">
            <text:p>kh-1-105</text:p>
          </table:table-cell>
          <table:table-cell table:style-name="ce19" office:value-type="string">
            <text:p>-</text:p>
          </table:table-cell>
          <table:table-cell table:style-name="ce21" office:value-type="string" table:number-columns-spanned="2" table:number-rows-spanned="1">
            <text:p>this / that / what? / who? / what is this? / what is that?</text:p>
          </table:table-cell>
          <table:covered-table-cell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h-2-109</text:p>
          </table:table-cell>
          <table:table-cell table:style-name="ce19" office:value-type="string">
            <text:p>-</text:p>
          </table:table-cell>
          <table:table-cell table:style-name="ce21" office:value-type="string" table:number-columns-spanned="2" table:number-rows-spanned="1">
            <text:p>here / there / I go / I go there / you go / you go there</text:p>
          </table:table-cell>
          <table:covered-table-cell table:style-name="ce21" office:value-type="string">
            <text:p>here / there / I go / I go there / you go / you go there</text:p>
          </table:covered-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가 잡고 내렸다. (2) 척추 마사지. &lt;2&gt; 크로도 오랜만에 마사지 때 입을 잘게 움직이고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공원의 상황 : 사람들이 불꽃놀이를 하고있다. &lt;2&gt; 가족 동반. 작은 아이들. &lt;3&gt; 먹이주기가 종료해, 자전거를 타고, 공원의 북쪽 도로를 달리고있으면, 큰 소리가 일으고 되돌아보면 발사 불꽃놀이가 하나 빛나고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dwudziesty pierwszy sierpnia, trzeci tydzień, ósmy tysiąc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, na dziurze piątego i szóstego. wargi, zwłaszcza warga dolna, może utrzymać[keep kształt dla dźwięku `kan`-u, łatwiej[easier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myśli na muzyce shino : (1) szybkie fragmenty. czuję zero interes. &lt;2&gt; melodia, fragment, z zaledwie[just kilkach nutach, to jest wystarczająco[enough piękna. &lt;3&gt; nie tylko estetycznie, ale także, fizjologicznie. &lt;4&gt; Po usłyszeniu tych dźwięków `kan`-u, moja głowa czuje lżejsza[lighter. &lt;5&gt; jakby został umyty[wash świeżą[fresh wodą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سبت، الحادي وعشرين من آب، الأسبوع الثالث، الشهر الثامن.</text:p>
          </table:table-cell>
          <table:table-cell table:style-name="ce22"/>
          <table:table-cell table:style-name="ce22" office:value-type="string">
            <text:p>it was saturday, the twenty-first of august, the third week, the eigh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شنبه بود، بيست و يکم ماه مرداد، هفته سوم، ماه هشتم.</text:p>
          </table:table-cell>
          <table:table-cell table:style-name="ce22" office:value-type="string">
            <text:p>yekom[first</text:p>
          </table:table-cell>
          <table: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3"/>
          <table:table-cell table:style-name="ce3" table:formula="of:=[.B10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رجل يضرم النار في المسجد الأقصى. / الاسم الرجل هو روهان.</text:p>
          </table:table-cell>
          <table:table-cell table:style-name="ce22" office:value-type="string">
            <text:p>radhulu[man / ad^rama[set <text:s/>/ al'naar[fire / masdhidi[mosque / al'ism[name</text:p>
          </table:table-cell>
          <table: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1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формула -х^3+х^2. углово'й коэффицие'нт э'того формулы, это -3х^2+2х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2]+1" office:value-type="float" office:value="12">
            <text:p>12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этот коэффициент становится нулю, где х равен две трети от один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3T10:15:08.06">
            <text:p>0823</text:p>
          </table:table-cell>
          <table:table-cell table:style-name="ce9" office:value-type="string">
            <text:p>v-1-24</text:p>
          </table:table-cell>
          <table:table-cell table:style-name="ce19" office:value-type="string">
            <text:p>chúng ta hôm nay có nhiều bê tông. / khi nào thì kết thúc? / đó là một ngày dài. / nó một chút nhiều hơn. / mất ba mươi phút nữa. / khoảng ba mươi phút. cần thiết.</text:p>
          </table:table-cell>
          <table:table-cell table:style-name="ce21" office:value-type="string" table:number-columns-spanned="2" table:number-rows-spanned="1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covered-table-cell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v-2-22</text:p>
          </table:table-cell>
          <table:table-cell table:style-name="ce19" office:value-type="string">
            <text:p>cái tầng này là rộng. / cái bức tường đó là cao. / cái xô này là nặng. / mang một mình. / một mình. / mang dến. / mang theo một cái xô. / tự xách một cái thùng.</text:p>
          </table:table-cell>
          <table:table-cell table:style-name="ce21" office:value-type="string" table:number-columns-spanned="2" table:number-rows-spanned="1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covered-table-cell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/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미케만. (2) 마사지 뒤 미케를 올리고 페이스트를 주려고했을 때, 건너편 아파트 사람이 도로를 건너, 고원의 남쪽 입출구를 통해, 공원 내부에 들어왔다. &lt;2&gt; 나에게 먹이주기를 중지시키를 위해 경고하러 왔다라고 생각해, 미케를 떠나, 옹벽에서 떨어졌다. &lt;3&gt; 이 사람은, 보고 있으면, 입출구를 들어가 자마자 위치에서 뭔가를 던졌다. &lt;4&gt; 그리고, 이 사람은 아파트로 돌아갔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dwudziesty drugi sierpnia, trzeci tydzień, ósmy miesiąc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zagrałem melodię. skala jest arabska. Lub, perski. &lt;2&gt; Pod względem[terms wysokości[height, sekwencja to, 1-2-4-5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metody ćwiczenia. &lt;1&gt; dla dźwięków `kan`-u. &lt;2&gt; na przykład, na dziurze szóstej. Wydmuchasz notę, i, ciągle[keep dmuchasz przez chwilę, zachowując[keep kształt warg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ثنين، الثاني وعشرين من آب، الأسبوع الثالث، الشهر الثامن.</text:p>
          </table:table-cell>
          <table:table-cell table:style-name="ce22"/>
          <table:table-cell table:style-name="ce22" office:value-type="string">
            <text:p>it was monday, the twenty-second of august, the third week, the eigh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/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بيست و دوم ماه مرداد، هفته سوم، ماه هشتم. </text:p>
          </table:table-cell>
          <table:table-cell table:style-name="ce21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/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اليابان وكوريا توقعان معاهدة. / ضم كوريا من قبل اليابان.</text:p>
          </table:table-cell>
          <table:table-cell table:style-name="ce21" office:value-type="string">
            <text:p>jaabaan / tawaqi'AAni[sign / muwaa'hadata[treaty / d^anma[annexation / qibali</text:p>
          </table:table-cell>
          <table:table-cell table:style-name="ce21" office:value-type="string">
            <text:p>japan and korea sign a treaty.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2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дифференцируемая и непрерывная. &lt;2&gt; возможно, что определенная функция есть непрерывная, но не дифференцируемая. &lt;3&gt; С другой стороны, есль функция есть дифференцируемая, то также, есть непрерывная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number-columns-repeated="2"/>
          <table:table-cell table:style-name="ce6" office:value-type="date" office:date-value="2021-08-24T09:46:22">
            <text:p>0824</text:p>
          </table:table-cell>
          <table:table-cell table:style-name="ce9" office:value-type="string">
            <text:p>kh-1-111</text:p>
          </table:table-cell>
          <table:table-cell table:style-name="ce19"/>
          <table:table-cell table:style-name="ce21" office:value-type="string" table:number-columns-spanned="2" table:number-rows-spanned="1">
            <text:p>injury / pain / you have pain / you got injured</text:p>
          </table:table-cell>
          <table:covered-table-cell table:style-name="ce21" office:value-type="string">
            <text:p>injury / pain / you have pain / you got injured</text:p>
          </table:covered-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 office:value-type="string">
            <text:p>z-1</text:p>
          </table:table-cell>
          <table:table-cell table:style-name="ce19" office:value-type="string">
            <text:p>c : <text:a xlink:href="https://youtu.be/K8mbMJ4S-RU?t=82">https://youtu.be/K8mbMJ4S-RU?t=82</text:a></text:p>
            <text:p>d : <text:a xlink:href="https://youtu.be/K8mbMJ4S-RU?t=150">https://youtu.be/K8mbMJ4S-RU?t=150</text:a></text:p>
            <text:p>dl : <text:a xlink:href="https://youtu.be/K8mbMJ4S-RU?t=184">https://youtu.be/K8mbMJ4S-RU?t=184</text:a></text:p>
          </table:table-cell>
          <table:table-cell table:style-name="ce21" office:value-type="string" table:number-columns-spanned="2" table:number-rows-spanned="1">
            <text:p>n : <text:a xlink:href="https://youtu.be/K8mbMJ4S-RU?t=247">https://youtu.be/K8mbMJ4S-RU?t=247</text:a></text:p>
          </table:table-cell>
          <table:covered-table-cell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 table:number-columns-repeated="2"/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안아하고 내려. (2) 마사지. 손가락으로 `고리 고리 자사지` (혹은, `진동 마사지`). &lt;2&gt; 크로도 고개를 좀 갸웃하고, 기분 좋다 처럼 보인다. (3) 어제는 마사지 뒤 크로는 스스로 돌아갔다. &lt;2&gt; 크로를 언제나처럼 안아하려고 했으면, 앞으로 가서버린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table:number-columns-repeated="2"/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poniedziałek, dwudziesty trzeci sierpnia, czwarty tydzień, ósmy miesiąc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 table:number-columns-repeated="2"/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melodia podobna do europejskiej muzyki. &lt;2&gt; nagrałem na wideo. &lt;3&gt; kiedy nagram na wideo, zawsze czuję, że najlepsza gra, to przychodzi kiedy nie na wideo. &lt;4&gt; nagrając na wideo, zawsze czuję, `nie. nie to.`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ثنين، الثالث وعشرين من آب، الأسبوع الثالث، الشهر الثامن.</text:p>
          </table:table-cell>
          <table:table-cell table:style-name="ce22"/>
          <table:table-cell table:style-name="ce22" office:value-type="string">
            <text:p>it was monday, the twenty-third of august, the third week, the eigh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table:number-columns-repeated="2"/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دوشنبه بود، بيست و سوم ماه مرداد، هفته سوم، ماه هشتم.</text:p>
          </table:table-cell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есль функция есть дифференци'руемая в прпомежуток (а,b) и непрерывная в [а,b], точка с существует в [а,b]. (2) как доказа'ть?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5">
          <table:table-cell table:style-name="ce3" table:number-columns-repeated="2"/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dziś w historii : (1) W roku 1944 w kalendarzu gregoriańskim, Niemec i związek sowiecki podpisali traktat, który stanowi, że żaden z tych dwóch krajów nie najeżdża drugiego. &lt;2&gt; Osoby, które podpisali, to ministrowie tych dwóch krajów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 table:number-rows-repeated="8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4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24T12:27:50.85">
            <text:p>0824 <text:s/>1227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8-24T12:27:53.3">
            <text:p>0824 <text:s/>1227</text:p>
          </table:table-cell>
          <table:table-cell table:style-name="ce7" table:formula="of:=NOW()" office:value-type="date" office:date-value="2021-08-24T12:27:53.3">
            <text:p>0824 <text:s/>1227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8-24T12:27:53.3">
            <text:p>0824 <text:s/>1227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4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entences.A3:sentences.AMJ108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4">2021/08/24</text:date>, <text:time>12:27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8-24T12:27:52.67</dc:date>
    <dc:creator>iwabuchi ken</dc:creator>
    <meta:editing-duration>P6DT14H23M36S</meta:editing-duration>
    <meta:editing-cycles>984</meta:editing-cycles>
    <meta:generator>OpenOffice/4.1.3$Win32 OpenOffice.org_project/413m1$Build-9783</meta:generator>
    <meta:document-statistic meta:table-count="2" meta:cell-count="973" meta:object-count="0"/>
  </office:meta>
</office:document-meta>
</file>